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top="0in" fo:margin-bottom="0in" style:contextual-spacing="false" fo:line-height="115%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line-height="115%" fo:text-align="justify" style:justify-single-word="false"/>
      <style:text-properties style:font-name="Times New Roman" fo:font-size="12pt" officeooo:paragraph-rsid="001697b4" style:font-size-asian="12pt" style:font-size-complex="12pt"/>
    </style:style>
    <style:style style:name="P4" style:family="paragraph" style:parent-style-name="Text_20_body">
      <style:text-properties style:font-name="Times New Roman" fo:font-size="12pt" officeooo:paragraph-rsid="003510ba" style:font-size-asian="12pt" style:font-size-complex="12pt"/>
    </style:style>
    <style:style style:name="P5" style:family="paragraph" style:parent-style-name="Text_20_body">
      <style:text-properties style:font-name="Times New Roman" fo:font-size="12pt" officeooo:rsid="0036653a" officeooo:paragraph-rsid="0036653a" style:font-size-asian="12pt" style:font-size-complex="12pt"/>
    </style:style>
    <style:style style:name="P6" style:family="paragraph" style:parent-style-name="Standard">
      <style:paragraph-properties fo:line-height="115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officeooo:paragraph-rsid="0012c9d2" fo:background-color="#ffff00" style:font-size-asian="12pt" style:font-weight-asian="bold" style:font-size-complex="12pt" style:font-weight-complex="bold"/>
    </style:style>
    <style:style style:name="P10" style:family="paragraph" style:parent-style-name="Text_20_body">
      <style:text-properties style:font-name="Times New Roman" fo:font-size="12pt" style:text-underline-style="solid" style:text-underline-width="auto" style:text-underline-color="font-color" officeooo:paragraph-rsid="003510ba" style:font-size-asian="12pt" style:font-size-complex="12pt"/>
    </style:style>
    <style:style style:name="P11" style:family="paragraph" style:parent-style-name="Text_20_body">
      <style:text-properties style:font-name="Times New Roman" fo:font-size="12pt" style:text-underline-style="solid" style:text-underline-width="auto" style:text-underline-color="font-color" officeooo:rsid="0036653a" officeooo:paragraph-rsid="0036653a" style:font-size-asian="12pt" style:font-size-complex="12pt"/>
    </style:style>
    <style:style style:name="P12" style:family="paragraph" style:parent-style-name="Text_20_body">
      <style:paragraph-properties fo:line-height="115%" fo:text-align="justify" style:justify-single-word="false"/>
      <style:text-properties style:font-name="Times New Roman" fo:font-size="12pt" officeooo:paragraph-rsid="0047a171" style:font-size-asian="12pt" style:font-size-complex="12pt"/>
    </style:style>
    <style:style style:name="P13" style:family="paragraph" style:parent-style-name="Text_20_body">
      <style:paragraph-properties fo:line-height="115%" fo:text-align="justify" style:justify-single-word="false"/>
      <style:text-properties officeooo:paragraph-rsid="00487aa2"/>
    </style:style>
    <style:style style:name="T1" style:family="text">
      <style:text-properties fo:font-weight="bold" officeooo:rsid="001c1d1a" style:font-weight-asian="bold" style:font-weight-complex="bold"/>
    </style:style>
    <style:style style:name="T2" style:family="text">
      <style:text-properties fo:font-weight="bold" officeooo:rsid="001e13a4" style:font-weight-asian="bold" style:font-weight-complex="bold"/>
    </style:style>
    <style:style style:name="T3" style:family="text">
      <style:text-properties fo:font-weight="bold" officeooo:rsid="00205db1" style:font-weight-asian="bold" style:font-weight-complex="bold"/>
    </style:style>
    <style:style style:name="T4" style:family="text">
      <style:text-properties fo:font-weight="bold" officeooo:rsid="0019815a" style:font-weight-asian="bold" style:font-weight-complex="bold"/>
    </style:style>
    <style:style style:name="T5" style:family="text">
      <style:text-properties fo:font-weight="bold" officeooo:rsid="004136c3" style:font-weight-asian="bold" style:font-weight-complex="bold"/>
    </style:style>
    <style:style style:name="T6" style:family="text">
      <style:text-properties fo:font-weight="bold" officeooo:rsid="004378f7" style:font-weight-asian="bold" style:font-weight-complex="bold"/>
    </style:style>
    <style:style style:name="T7" style:family="text">
      <style:text-properties fo:font-variant="normal" fo:text-transform="none" fo:color="#1d1d20" loext:opacity="100%" fo:letter-spacing="normal" fo:font-style="normal" fo:font-weight="normal"/>
    </style:style>
    <style:style style:name="T8" style:family="text">
      <style:text-properties fo:font-variant="normal" fo:text-transform="none" fo:color="#1d1d20" loext:opacity="100%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1d1d20" loext:opacity="100%" fo:letter-spacing="normal" fo:font-style="normal" fo:font-weight="normal" officeooo:rsid="00487aa2" style:font-weight-asian="normal" style:font-weight-complex="normal"/>
    </style:style>
    <style:style style:name="T10" style:family="text">
      <style:text-properties fo:font-variant="normal" fo:text-transform="none" fo:color="#1d1d20" loext:opacity="100%" fo:letter-spacing="normal" fo:font-style="normal" fo:font-weight="normal" officeooo:rsid="00487aa2"/>
    </style:style>
    <style:style style:name="T11" style:family="text">
      <style:text-properties fo:font-variant="normal" fo:text-transform="none" fo:color="#1d1d2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1d1d20" loext:opacity="100%" style:font-name="Times New Roman" fo:font-size="12pt" fo:letter-spacing="normal" fo:font-style="normal" fo:font-weight="normal" officeooo:rsid="00487aa2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1d1d20" loext:opacity="100%" style:font-name="Times New Roman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1d1d20" loext:opacity="100%" style:font-name="Times New Roman" fo:font-size="12pt" fo:letter-spacing="normal" fo:font-style="normal" fo:font-weight="normal" officeooo:rsid="00487aa2" style:font-size-asian="12pt" style:font-size-complex="12pt"/>
    </style:style>
    <style:style style:name="T15" style:family="text">
      <style:text-properties fo:font-variant="normal" fo:text-transform="none" fo:color="#1d1d20" loext:opacity="100%" style:font-name="Times New Roman" fo:font-size="12pt" fo:letter-spacing="normal" fo:font-style="normal" fo:font-weight="normal" officeooo:rsid="001e13a4" style:font-size-asian="12pt" style:font-size-complex="12pt"/>
    </style:style>
    <style:style style:name="T16" style:family="text">
      <style:text-properties officeooo:rsid="001c1d1a"/>
    </style:style>
    <style:style style:name="T17" style:family="text">
      <style:text-properties officeooo:rsid="001e13a4"/>
    </style:style>
    <style:style style:name="T18" style:family="text">
      <style:text-properties officeooo:rsid="003163bc"/>
    </style:style>
    <style:style style:name="T19" style:family="text">
      <style:text-properties officeooo:rsid="0036653a"/>
    </style:style>
    <style:style style:name="T20" style:family="text">
      <style:text-properties officeooo:rsid="003e0b47"/>
    </style:style>
    <style:style style:name="T21" style:family="text">
      <style:text-properties style:font-name="Times New Roman" fo:font-size="12pt" style:font-size-asian="12pt" style:font-size-complex="12pt"/>
    </style:style>
    <style:style style:name="T22" style:family="text">
      <style:text-properties style:font-name="Times New Roman" fo:font-size="12pt" officeooo:rsid="001e13a4" style:font-size-asian="12pt" style:font-size-complex="12pt"/>
    </style:style>
    <style:style style:name="T23" style:family="text">
      <style:text-properties style:font-name="Times New Roman" fo:font-size="12pt" fo:font-weight="bold" officeooo:rsid="001e13a4" style:font-size-asian="12pt" style:font-weight-asian="bold" style:font-size-complex="12pt" style:font-weight-complex="bold"/>
    </style:style>
    <style:style style:name="T24" style:family="text">
      <style:text-properties style:font-name="Times New Roman" fo:font-size="12pt" fo:font-weight="bold" officeooo:rsid="00205db1" style:font-size-asian="12pt" style:font-weight-asian="bold" style:font-size-complex="12pt" style:font-weight-complex="bold"/>
    </style:style>
    <style:style style:name="T25" style:family="text">
      <style:text-properties officeooo:rsid="004136c3"/>
    </style:style>
    <style:style style:name="T26" style:family="text">
      <style:text-properties officeooo:rsid="00461573"/>
    </style:style>
    <style:style style:name="T27" style:family="text">
      <style:text-properties officeooo:rsid="00487aa2"/>
    </style:style>
    <style:style style:name="T28" style:family="text">
      <style:text-properties officeooo:rsid="00497af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lide: </text:p>
      <text:p text:style-name="P1">«РАЗРАБОТКА УЧЕБНО-ИССЛЕДОВАТЕЛЬСКОГО СТЕНДА НА ОСНОВЕ 3D-ПЕЧАТНОГО КВАДРОКОПТЕРА ДЛЯ ОТРАБОТКИ СИСТЕМ УПРАВЛЕНИЯ И ИСПЫТАНИЙ БПЛА В ЛАБОРАТОРИИ»</text:p>
      <text:p text:style-name="P1"/>
      <text:p text:style-name="P6">ОПИСАНИЕ ПРОЕКТА</text:p>
      <text:p text:style-name="P3"><text:tab/>Проект направлен на разработку аппаратно-программного комплекса <text:span text:style-name="T26">для обучения в </text:span>лаборатор<text:span text:style-name="T26">ии</text:span> по дисциплине «Теория автоматического управления» (ТАУ), предназначенн<text:span text:style-name="T26">ого</text:span> для формирования у студентов и магистрантов устойчивых, интуитивно понятных и практически ориентированных навыков синтеза и настройки регуляторов. <text:span text:style-name="T4">(Для чего проект?)</text:span>.</text:p>
      <text:p text:style-name="P12"><text:span text:style-name="T16"><text:tab/>Актуальность работы связана с недостатком у студентов практического опыта в области проектирования и реализации систем управления сложными динамическими объектами (в частности, квадрокоптерами). При изучении дисциплины «Теория автоматического управления» освоения теории недостаточно — необходима систематическая практика на реальных или экспериментальных установках. Для будущих инженеров важно не только знать методы расчёта регуляторов, но и «чувствовать» поведение объекта управления - видеть, как изменение параметров регулятора отражается на переходных процессах и устойчивости системы. Формирование такой интуиции и устойчивых практических навыков настройки регуляторов при наблюдении реакции реального объекта является ключевой задачей, на решение которой и направлен данный проект.(</text:span><text:span text:style-name="T6">А</text:span><text:span text:style-name="T1">ктуальность</text:span><text:span text:style-name="T16">).</text:span></text:p>
      <text:p text:style-name="P13"><text:span text:style-name="T13"><text:tab/>В рамках проекта разработана экспериментальная установка на базе квадрокоптера с 3D-печатным корпусом, спроектированным в среде OpenSCAD. Для реализации алгоритмов управления и сбора данных с датчиков используется микроконтроллер ESP32, связанный с модулем ESP8266 для беспроводного обмена информацией по Wi-Fi. Передача команд, настройка параметров и визуализация переходных процессов в реальном времени осуществляются с помощью программного комплекса на Qt5.</text:span></text:p>
      <text:p text:style-name="P13"><text:span text:style-name="T15"><text:tab/>В качестве основного датчика используется инерциальный модуль IMU-6050, совмещающий в себе гироскоп и акселерометр. Корпус квадрокоптера закреплён на неподвижной базе, обеспечивающей свободное вращение вокруг трёх осей — крена, тангажа и рыскания. Конструкция стенда является универсальной и может быть адаптирована под квадрокоптеры различных габаритов. Это позволяет безопасно имитировать основные режимы полёта, выполнять воспроизводимые эксперименты и тестировать алгоритмы управления без риска повреждения оборудования, что делает комплекс эффективной и масштабируемой платформой для учебных, научно-исследовательских и проектно-конструкторских работ в области БПЛА и автоматизированных систем управления.</text:span><text:span text:style-name="T22">(</text:span><text:span text:style-name="T23">Что </text:span><text:span text:style-name="T24">за</text:span><text:span text:style-name="T23"> проект </text:span><text:span text:style-name="T24">и что делает?</text:span><text:span text:style-name="T22">)</text:span><text:span text:style-name="T21">.</text:span></text:p>
      <text:p text:style-name="Text_20_body"><text:span text:style-name="T21"><text:tab/>Курс обучения ориентирован на систематическое освоение методов теории управления на примере квадрокоптера как сложного объекта. Последовательно рассматриваются построение математической модели, выбор структуры системы, принципы формирования контуров стабилизации и архитектуры бортового контроллера, синтез и настройка регуляторов, анализ устойчивости и качества переходных процессов. Существенная часть материала представлена в виде лабораторных работ и практических заданий на учебно-исследовательском стенде, что позволяет обучающимся не только </text:span><text:soft-page-break/><text:span text:style-name="T21">закрепить теоретические знания, но и приобрести реальные навыки разработки, реализации и отладки проектов по автоматизации и управлению БПЛА на основе предложенного комплекса.</text:span> <text:span text:style-name="T25">(</text:span><text:span text:style-name="T5">Какие пользы дает проект?</text:span><text:span text:style-name="T25">)</text:span>.</text:p>
      <text:p text:style-name="Standard"/>
      <text:p text:style-name="P6">ОЖИДАЕМЫЕ РЕЗУЛЬТАТЫ</text:p>
      <text:p text:style-name="P2"><text:tab/>Проект создаёт практико-ориентированную образовательную платформу, позволяющую трансформировать теоретические знания в реальные инженерные компетенции. Основные ожидаемые результаты:</text:p>
      <text:p text:style-name="P2"/>
      <text:p text:style-name="P7"><text:span text:style-name="T18">1. </text:span>Повышение качества инженерной подготовки</text:p>
      <text:p text:style-name="P2">Студенты и магистранты получат возможность “<text:span text:style-name="T27">c нуля</text:span>” разрабатывать, реализовывать и отлаживать алгоритмы управления (включая ПИД-, каскадные, робастные и оптимальные регуляторы) на физическом стенде, имитирующем работу квадрокоптера в безопасных и воспроизводимых условиях.</text:p>
      <text:p text:style-name="P7"><text:span text:style-name="T18">2. </text:span>Формирование ключевых профессиональных компетенций</text:p>
      <text:p text:style-name="P2">Обучающиеся освоят:</text:p>
      <text:p text:style-name="P2"><text:tab/>– выбор структуры системы управления,</text:p>
      <text:p text:style-name="P2"><text:tab/>– настройку параметров регуляторов,</text:p>
      <text:p text:style-name="P2"><text:tab/>– обработку шумных данных сенсоров,</text:p>
      <text:p text:style-name="P2"><text:tab/>– учёт нелинейностей и ограничений исполнительных органов,</text:p>
      <text:p text:style-name="P2"><text:tab/>– анализ устойчивости и качества переходных процессов.</text:p>
      <text:p text:style-name="P7"><text:span text:style-name="T18">3. </text:span>Увеличение трудоустройства и востребованности выпускников</text:p>
      <text:p text:style-name="P2">Усиление практической составляющей обучения повысит мотивацию студентов, уровень их готовности к работе в реальных инженерных задачах и, как следствие, долю выпускников, трудоустраивающихся по профилю (направления: «Автоматическое управление», «Мехатроника и робототехника», «АСУТП»).</text:p>
      <text:p text:style-name="P7"><text:span text:style-name="T18">4. </text:span>Создание тиражируемого учебно-методического комплекса</text:p>
      <text:p text:style-name="P2">Будет разработан готовый к внедрению в других вузах комплект: лабораторные работы, типовые задания, рекомендации по 3D-печатным конструкциям и методике проведения экспериментов.</text:p>
      <text:p text:style-name="P7"><text:span text:style-name="T18">5. </text:span>Научно-исследовательская база для магистратуры и ВКР</text:p>
      <text:p text:style-name="P2">Стенд станет платформой для выполнения магистерских диссертаций и выпускных квалификационных работ, включая исследования влияния конструктивных особенностей (вибрации, лёгкие 3D-печатные корпуса) на качество управления и методов их компенсации.</text:p>
      <text:p text:style-name="P7"><text:span text:style-name="T18">6. </text:span>Сравнительный анализ алгоритмов управления</text:p>
      <text:p text:style-name="P2">На единой экспериментальной базе будет обеспечена возможность объективного сопоставления различных подходов к управлению БПЛА с регистрацией и визуализацией переходных процессов.</text:p>
      <text:p text:style-name="P9"/>
      <text:p text:style-name="P8">ПОТЕНЦИАЛ ДЛЯ СОТРУДНИЧЕСТВА</text:p>
      <text:p text:style-name="P10"><text:span text:style-name="T19">1. </text:span>Стенд как основа для образовательных программ</text:p>
      <text:p text:style-name="P4">Разработанный учебно-исследовательский комплекс на базе 3D-печатного квадрокоптера станет основой очных и дистанционных курсов дополнительного образования по современным системам управления и БПЛА. Внедрение в образовательный процесс <text:soft-page-break/>Томского политехнического университета заложит <text:span text:style-name="T20">основание</text:span> для последующего масштабирования решения в других вузах <text:span text:style-name="T20">в Томске</text:span>.</text:p>
      <text:p text:style-name="P10"><text:span text:style-name="T19">2. </text:span>Интеграция в программы повышения квалификации</text:p>
      <text:p text:style-name="P4"><text:span text:style-name="T28">Платформа</text:span> может быть использован<text:span text:style-name="T28">а</text:span> для подготовки инженеров предприятий в сфере АСУТП, мехатроники и робототехники - особенно в организациях, где невозможны реальные лётные испытания. Это обеспечит безопасную отработку алгоритмов управления, обработки данных датчиков и компенсации вибраций без риска повреждения оборудования.</text:p>
      <text:p text:style-name="P10"><text:span text:style-name="T19">3. </text:span>Готовность к открытому партнёрству</text:p>
      <text:p text:style-name="P4">Мы предоставляем партнёрам:</text:p>
      <text:p text:style-name="P4"><text:tab/>- методические материалы и типовые задания,</text:p>
      <text:p text:style-name="P4"><text:tab/>- конструкторскую документацию 3D-печатного корпуса,</text:p>
      <text:p text:style-name="P4"><text:tab/>- открытое программное обеспечение для управления,</text:p>
      <text:p text:style-name="P4"><text:tab/>- опыт внедрения в учебный процесс.</text:p>
      <text:p text:style-name="P4">Это позволяет быстро оснастить лаборатории в партнёрских вузах и на предприятиях с минимальными затратами.</text:p>
      <text:p text:style-name="P10"><text:span text:style-name="T19">4. </text:span>Платформа для совместных исследований</text:p>
      <text:p text:style-name="P4">Единая технологическая база стенда создаёт предпосылки для:</text:p>
      <text:p text:style-name="P4">— межвузовских научных проектов по анализу алгоритмов управления БПЛА,</text:p>
      <text:p text:style-name="P4">— отраслевых НИОКР с промышленными партнёрами,</text:p>
      <text:p text:style-name="P4">— формирования сети экспериментальных площадок для валидации решений в условиях, приближённых к реальным.</text:p>
      <text:p text:style-name="P11">5. Адаптация под задачи партнёров</text:p>
      <text:p text:style-name="P5">Открытая архитектура стенда поддерживает интеграцию сторонних датчиков, исполнительных механизмов и алгоритмов. Мы готовы к индивидуальным форматам сотрудничества: от передачи документации до совместной разработки специализированных лабораторных модулей под запросы конкретных организаций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21:05:15.990657749</meta:creation-date>
    <dc:date>2025-11-30T19:38:54.552662436</dc:date>
    <meta:editing-duration>PT4H51M3S</meta:editing-duration>
    <meta:editing-cycles>41</meta:editing-cycles>
    <meta:generator>LibreOffice/7.3.7.2$Linux_X86_64 LibreOffice_project/30$Build-2</meta:generator>
    <meta:document-statistic meta:table-count="0" meta:image-count="0" meta:object-count="0" meta:page-count="3" meta:paragraph-count="46" meta:word-count="792" meta:character-count="6975" meta:non-whitespace-character-count="6203"/>
  </office:meta>
</office:document-meta>
</file>